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8"/>
    <style:style style:name="ce17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table:style-name="ce6" office:value-type="float" office:value="240" calcext:value-type="float">
            <text:p>240</text:p>
          </table:table-cell>
          <table:table-cell table:style-name="ce5" table:formula="of:=[.B6]/8" office:value-type="float" office:value="30" calcext:value-type="float">
            <text:p>30,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137" calcext:value-type="float">
            <text:p>0,137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style-name="ce6" table:formula="of:=VLOOKUP([.B6]; [tabelle.A4:.D54]; [.B7]/10-6)" office:value-type="float" office:value="13.5" calcext:value-type="float">
            <text:p>1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3.5" calcext:value-type="float">
            <text:p>433,5</text:p>
          </table:table-cell>
          <table:table-cell/>
          <table:table-cell office:value-type="string" calcext:value-type="string">
            <text:p>Modificare su: menu-file-Proprietà del documento</text:p>
          </table:table-cell>
          <table:table-cell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3.5" calcext:value-type="float">
            <text:p>423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8.5" calcext:value-type="float">
            <text:p>428,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8.5" calcext:value-type="float">
            <text:p>428,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3.5" calcext:value-type="float">
            <text:p>423,5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137" calcext:value-type="float">
            <text:p>0,137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137" calcext:value-type="float">
            <text:p>0,1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3.5" calcext:value-type="float">
            <text:p>223,5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3.5" calcext:value-type="float">
            <text:p>223,5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137" calcext:value-type="float">
            <text:p>0,137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q. scritta dorso</text:p>
          </table:table-cell>
          <table:table-cell table:formula="of:=[.B47]+([.B48]-[.B47]-[.D51])/2" office:value-type="float" office:value="212.6675" calcext:value-type="float">
            <text:p>212,6675</text:p>
          </table:table-cell>
          <table:table-cell office:value-type="float" office:value="36" calcext:value-type="float">
            <text:p>36</text:p>
          </table:table-cell>
          <table:table-cell office:value-type="float" office:value="8.165" calcext:value-type="float">
            <text:p>8,16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3.5" calcext:value-type="float">
            <text:p>423,5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.5" calcext:value-type="float">
            <text:p>423,5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0.262972330879" calcext:value-type="float">
            <text:p>250,2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3.5" calcext:value-type="float">
            <text:p>423,5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1]-[.B$59]" office:value-type="float" office:value="200" calcext:value-type="float">
            <text:p>200</text:p>
          </table:table-cell>
          <table:table-cell table:formula="of:=[.C61]-[.C$59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2]-[.B$59]" office:value-type="float" office:value="185" calcext:value-type="float">
            <text:p>185</text:p>
          </table:table-cell>
          <table:table-cell table:formula="of:=[.C62]-[.C$59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3]-[.B$59]" office:value-type="float" office:value="170" calcext:value-type="float">
            <text:p>170</text:p>
          </table:table-cell>
          <table:table-cell table:formula="of:=[.C63]-[.C$59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4]-[.B$59]" office:value-type="float" office:value="155" calcext:value-type="float">
            <text:p>155</text:p>
          </table:table-cell>
          <table:table-cell table:formula="of:=[.C64]-[.C$59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default-cell-style-name="Default"/>
        <table:table-column table:style-name="co4" table:default-cell-style-name="ce18"/>
        <table:table-column table:style-name="co4" table:default-cell-style-name="ce17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4" table:number-rows-spanned="1">
            <text:p>Calcolo dorso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5" office:value-type="string" calcext:value-type="string">
            <text:p>pagin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,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,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,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,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4.3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4.8" calcext:value-type="float">
            <text:p>4,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5.2" calcext:value-type="float">
            <text:p>5,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,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20]/8*0.5"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5" calcext:value-type="float">
            <text:p>8,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,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,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8" calcext:value-type="float">
            <text:p>11,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4" calcext:value-type="float">
            <text:p>12,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,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.3" calcext:value-type="float">
            <text:p>13,3</text:p>
          </table:table-cell>
          <table:table-cell table:style-name="Default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5" calcext:value-type="float">
            <text:p>13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.8" calcext:value-type="float">
            <text:p>13,8</text:p>
          </table:table-cell>
          <table:table-cell table:style-name="Default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,0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5" calcext:value-type="float">
            <text:p>14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,0</text:p>
          </table:table-cell>
          <table:table-cell table:style-name="Default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5" calcext:value-type="float">
            <text:p>15,5</text:p>
          </table:table-cell>
          <table:table-cell table:style-name="Default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.6" calcext:value-type="float">
            <text:p>17,6</text:p>
          </table:table-cell>
          <table:table-cell table:style-name="Default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7.8" calcext:value-type="float">
            <text:p>17,8</text:p>
          </table:table-cell>
          <table:table-cell table:style-name="Default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,0</text:p>
          </table:table-cell>
          <table:table-cell table:style-name="Default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.5" calcext:value-type="float">
            <text:p>18,5</text:p>
          </table:table-cell>
          <table:table-cell table:style-name="Default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,0</text:p>
          </table:table-cell>
          <table:table-cell table:style-name="Default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49]/8*0.5" office:value-type="float" office:value="22.5" calcext:value-type="float">
            <text:p>22,5</text:p>
          </table:table-cell>
          <table:table-cell table:style-name="Default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number:min-decimal-places="1" number:min-integer-digits="1" number:grouping="true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4:26:40.11480340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e Zambelli</meta:initial-creator>
    <meta:creation-date>2016-09-12T16:21:50.517828305</meta:creation-date>
    <meta:generator>LibreOffice/7.0.1.2$Linux_X86_64 LibreOffice_project/00$Build-2</meta:generator>
    <dc:date>2020-09-08T16:46:28.860960505</dc:date>
    <dc:creator>Daniele Zambelli</dc:creator>
    <meta:editing-duration>PT3H37M28S</meta:editing-duration>
    <meta:editing-cycles>27</meta:editing-cycles>
    <meta:document-statistic meta:table-count="2" meta:cell-count="295" meta:object-count="0"/>
  </office:meta>
</office:document-meta>
</file>